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Quotations">
      <style:text-properties style:font-name="Century Schoolbook L" officeooo:paragraph-rsid="0004aa94"/>
    </style:style>
    <style:style style:name="P2" style:family="paragraph" style:parent-style-name="Quotations">
      <style:paragraph-properties fo:text-align="justify" style:justify-single-word="false"/>
      <style:text-properties style:font-name="Century Schoolbook L" officeooo:paragraph-rsid="0004aa94"/>
    </style:style>
    <style:style style:name="P3" style:family="paragraph" style:parent-style-name="Quotations">
      <style:text-properties style:font-name="Century Schoolbook L" fo:font-weight="normal" officeooo:paragraph-rsid="0004aa94" style:font-weight-asian="normal" style:font-weight-complex="normal"/>
    </style:style>
    <style:style style:name="P4" style:family="paragraph" style:parent-style-name="Quotations">
      <style:text-properties style:font-name="Century Schoolbook L" fo:font-weight="normal" officeooo:rsid="0009d467" officeooo:paragraph-rsid="0009d467" style:font-weight-asian="normal" style:font-weight-complex="normal"/>
    </style:style>
    <style:style style:name="P5" style:family="paragraph" style:parent-style-name="Quotations">
      <style:text-properties style:font-name="Century Schoolbook L" fo:font-weight="normal" officeooo:rsid="0009d467" officeooo:paragraph-rsid="000ba6fd" style:font-weight-asian="normal" style:font-weight-complex="normal"/>
    </style:style>
    <style:style style:name="P6" style:family="paragraph" style:parent-style-name="Quotations">
      <style:text-properties style:font-name="Century Schoolbook L" fo:font-weight="normal" officeooo:rsid="000ba6fd" officeooo:paragraph-rsid="000dc6f8" style:font-weight-asian="normal" style:font-weight-complex="normal"/>
    </style:style>
    <style:style style:name="P7" style:family="paragraph" style:parent-style-name="Quotations">
      <style:paragraph-properties fo:line-height="100%"/>
      <style:text-properties style:font-name="Century Schoolbook L" officeooo:paragraph-rsid="0004aa94"/>
    </style:style>
    <style:style style:name="P8" style:family="paragraph" style:parent-style-name="Quotations">
      <style:paragraph-properties fo:line-height="100%"/>
      <style:text-properties style:font-name="Century Schoolbook L" officeooo:paragraph-rsid="0006e67f"/>
    </style:style>
    <style:style style:name="P9" style:family="paragraph" style:parent-style-name="Quotations">
      <style:paragraph-properties fo:line-height="100%"/>
      <style:text-properties style:font-name="Century Schoolbook L" officeooo:paragraph-rsid="000f5ec2"/>
    </style:style>
    <style:style style:name="P10" style:family="paragraph" style:parent-style-name="Quotations">
      <style:text-properties style:font-name="Century Schoolbook L" fo:font-weight="bold" officeooo:rsid="0009d467" officeooo:paragraph-rsid="0009d467"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039648" style:font-weight-asian="bold" style:font-weight-complex="bold"/>
    </style:style>
    <style:style style:name="T3" style:family="text">
      <style:text-properties fo:font-weight="bold" officeooo:rsid="0004aa94" style:font-weight-asian="bold" style:font-weight-complex="bold"/>
    </style:style>
    <style:style style:name="T4" style:family="text">
      <style:text-properties fo:font-weight="normal" officeooo:rsid="0004aa94" style:font-weight-asian="normal" style:font-weight-complex="normal"/>
    </style:style>
    <style:style style:name="T5" style:family="text">
      <style:text-properties fo:font-weight="normal" officeooo:rsid="000598c5" style:font-weight-asian="normal" style:font-weight-complex="normal"/>
    </style:style>
    <style:style style:name="T6" style:family="text">
      <style:text-properties fo:font-weight="normal" officeooo:rsid="00067e74" style:font-weight-asian="normal" style:font-weight-complex="normal"/>
    </style:style>
    <style:style style:name="T7" style:family="text">
      <style:text-properties fo:font-weight="normal" officeooo:rsid="0006cc64" style:font-weight-asian="normal" style:font-weight-complex="normal"/>
    </style:style>
    <style:style style:name="T8" style:family="text">
      <style:text-properties fo:font-weight="normal" officeooo:rsid="0006e67f" style:font-weight-asian="normal" style:font-weight-complex="normal"/>
    </style:style>
    <style:style style:name="T9" style:family="text">
      <style:text-properties fo:font-weight="normal" officeooo:rsid="0007e766" style:font-weight-asian="normal" style:font-weight-complex="normal"/>
    </style:style>
    <style:style style:name="T10" style:family="text">
      <style:text-properties fo:font-weight="normal" officeooo:rsid="000bdf0d" style:font-weight-asian="normal" style:font-weight-complex="normal"/>
    </style:style>
    <style:style style:name="T11" style:family="text">
      <style:text-properties fo:font-weight="normal" officeooo:rsid="000f5ec2" style:font-weight-asian="normal" style:font-weight-complex="normal"/>
    </style:style>
    <style:style style:name="T12" style:family="text">
      <style:text-properties officeooo:rsid="0006cc64"/>
    </style:style>
    <style:style style:name="T13" style:family="text">
      <style:text-properties officeooo:rsid="000b1e19"/>
    </style:style>
    <style:style style:name="T14" style:family="text">
      <style:text-properties officeooo:rsid="000b3376"/>
    </style:style>
    <style:style style:name="T15" style:family="text">
      <style:text-properties officeooo:rsid="000dc6f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As we move to the </text:span><text:span text:style-name="T2">forgot password page</text:span><text:span text:style-name="T1">, after entering our login id </text:span><text:span text:style-name="T2">or username,</text:span><text:span text:style-name="T1"> and hitting the </text:span><text:span text:style-name="T2">go</text:span><text:span text:style-name="T1"> button, we land on </text:span><text:span text:style-name="T3">ForgotPasswordOTP() of ForgotPasswordApi class.</text:span></text:p>
      <text:p text:style-name="P3"/>
      <text:p text:style-name="P1"><text:span text:style-name="T4">* Firstly the ValidateInputData() is called to check if the username and isLoginByEmail field is empty or not. And in case the test fails, a failure response is sent.</text:span></text:p>
      <text:p text:style-name="P1"><text:span text:style-name="T4">* Depending on the value of <text:s text:c="2"/>$matchEmail, ValidateEmail() (in case $matchEmail=1) or ValidateUsername() (in case $matchEmail = 0) is called that performs various checks to see if the entered username/email is correct or not </text:span><text:span text:style-name="T5">and updates the $arrErr array.</text:span></text:p>
      <text:p text:style-name="P1"><text:span text:style-name="T5">* After validating this field, getDetailsByEmail() or </text:span><text:span text:style-name="T6">getDetailsByUsername() is called that makes a connection with the database and results are fetched </text:span><text:span text:style-name="T10">i</text:span><text:span text:style-name="T6">n $arrRes.</text:span></text:p>
      <text:p text:style-name="P1"><text:span text:style-name="T6">* If $arrRes is empty then appropriate error string is generated and a failure response is sent.</text:span></text:p>
      <text:p text:style-name="P1"><text:span text:style-name="T6">* If result is not empty then OTP_FLOW is checked and if it is not set to 1 a failure response is sent.</text:span></text:p>
      <text:p text:style-name="P7"><text:span text:style-name="T6">* <text:s/>- </text:span><text:span text:style-name="T7">$otpFlag is updated by calling otpHandler that first get the details of user from the database, which if not found is then searched in FirstNaukri’s database.</text:span></text:p>
      <text:p text:style-name="P7"><text:span text:style-name="T7"><text:s text:c="4"/>- Then a check is performed for checking if the count of OTP for that user has reached the maximum limit. </text:span><text:span text:style-name="T10">If that’s the case then</text:span><text:span text:style-name="T7"> false flag is returned by OTP Handler and if it is still under th</text:span><text:span text:style-name="T10">e maximum</text:span><text:span text:style-name="T7"> limit then doCommomOTPTask() is calle</text:span><text:span text:style-name="T10">d.</text:span></text:p>
      <text:p text:style-name="P8"><text:span text:style-name="T7"><text:s text:c="3"/>- doCommonOTPTask() after setting some variables like username, email, mob </text:span><text:span text:style-name="T8">etc</text:span><text:span text:style-name="T7">, sets $OTP variable by calling generateOTPCodeAndInsert</text:span><text:span text:style-name="T8">IntoDB() that first calls generateOTPCode() and then insertIntoDB(). Then if the mobile number is verified for SMS, then a sms is sent to the user’s mobile. Further </text:span><text:span text:style-name="T7">doCommonOTPTask() </text:span><text:span text:style-name="T8">calls SendOTPMail().</text:span></text:p>
      <text:p text:style-name="P9"><text:span text:style-name="T8"><text:s text:c="3"/>- Here </text:span><text:span text:style-name="T11">in </text:span><text:span text:style-name="T8">SendOTPMail(), first the $url is specified, that tells about where the pest call should go and then the post() function is called. After this, flow of code moves to newResman codebase (sendOTPMail() method of ActionController class).</text:span></text:p>
      <text:p text:style-name="P8"><text:span text:style-name="T8"><text:s text:c="3"/>- </text:span><text:span text:style-name="T9">If OtpHandler() returns false then failure response is created. </text:span><text:span text:style-name="T10">In case it returns true, then</text:span><text:span text:style-name="T9"> no content success response is created.</text:span><text:span text:style-name="T8"> <text:s text:c="3"/></text:span></text:p>
      <text:p text:style-name="P10"><text:soft-page-break/><text:span text:style-name="T12">A</text:span>fter the pest call, when flow of code goes to <text:span text:style-name="T13">sendOtpMail() of ActionContoller class of newResman code base:</text:span></text:p>
      <text:p text:style-name="P4">* <text:span text:style-name="T13">$rawData is initialised by fetching the parameters using getAllParams() method.</text:span></text:p>
      <text:p text:style-name="P4">* <text:span text:style-name="T13">Then ValidateMail() is called to see if OTP and Username is present or not. If it is not present then a failure response is generated.</text:span></text:p>
      <text:p text:style-name="P4">* <text:span text:style-name="T14">Further $objMailerObject is initialized with an array of functions that is to be performed to complete the action by calling getPostTaskManager() method. </text:span></text:p>
      <text:p text:style-name="P5">* <text:span text:style-name="T14">Then $getResponse is initialised by calling doPostTask() method. For each functions present in $objMailerObject, this method initialises $index by calling getName() method (in this case, it returns OTP Mail Manager).</text:span></text:p>
      <text:p text:style-name="P6">Then doTask() <text:span text:style-name="T15">is called </text:span>which further calls send() method. This send method sets the data (like OTP), sets the template (sender’s name, recipient’s name etc), sets the $ymlPath, $node and $mailer is loaded by the third party. Then finally the <text:span text:style-name="T15">sendM</text:span>ail<text:span text:style-name="T15">() method is called and</text:span> <text:span text:style-name="T15">mail is then</text:span> sent by the third party if no exception is encounter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3T11:33:33.531245420</meta:creation-date>
    <dc:date>2018-08-03T18:41:45.279606781</dc:date>
    <meta:editing-duration>PT3H38M30S</meta:editing-duration>
    <meta:editing-cycles>4</meta:editing-cycles>
    <meta:generator>LibreOffice/5.1.6.2$Linux_X86_64 LibreOffice_project/10m0$Build-2</meta:generator>
    <meta:document-statistic meta:table-count="0" meta:image-count="0" meta:object-count="0" meta:page-count="2" meta:paragraph-count="17" meta:word-count="506" meta:character-count="3132" meta:non-whitespace-character-count="2622"/>
  </office:meta>
</office:document-meta>
</file>